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pido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Lepido K-fold-10'.C20:'Lepido K-fold-10'.C23 'Lepido K-fold-10'.D20:'Lepido K-fold-10'.D23 'Lepido K-fold-10'.C20:'Lepido K-fold-10'.C23 'Lepido K-fold-10'.E20:'Lepido K-fold-10'.E23 'Lepido K-fold-10'.D24:'Lepido K-fold-10'.D25 'Lepido K-fold-10'.E24:'Lepido K-fold-10'.E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style-name="ce3" table:formula="of:=(2*[.D20]*[.E20])/([.D20]+[.E20])" office:value-type="float" office:value="0.39" calcext:value-type="float">
            <text:p>0,39</text:p>
          </table:table-cell>
          <table:table-cell/>
          <table:table-cell office:value-type="string" calcext:value-type="string">
            <text:p>HiCo KNN</text:p>
          </table:table-cell>
          <table:table-cell table:number-columns-repeated="2" office:value-type="float" office:value="0.39" calcext:value-type="float">
            <text:p>0,39</text:p>
          </table:table-cell>
          <table:table-cell/>
        </table:table-row>
        <table:table-row table:style-name="ro1">
          <table:table-cell table:style-name="ce3" table:formula="of:=(2*[.D21]*[.E21])/([.D21]+[.E21])" office:value-type="float" office:value="0.594621848739496" calcext:value-type="float">
            <text:p>0,59</text:p>
          </table:table-cell>
          <table:table-cell/>
          <table:table-cell office:value-type="string" calcext:value-type="string">
            <text:p>MoCr KNN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style-name="ce3" table:formula="of:=(2*[.D22]*[.E22])/([.D22]+[.E22])" office:value-type="float" office:value="0.273103448275862" calcext:value-type="float">
            <text:p>0,27</text:p>
          </table:table-cell>
          <table:table-cell/>
          <table:table-cell office:value-type="string" calcext:value-type="string">
            <text:p>HiCo SVM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table:style-name="ce3" table:formula="of:=(2*[.D23]*[.E23])/([.D23]+[.E23])" office:value-type="float" office:value="0.385777777777778" calcext:value-type="float">
            <text:p>0,39</text:p>
          </table:table-cell>
          <table:table-cell/>
          <table:table-cell office:value-type="string" calcext:value-type="string">
            <text:p>MoCr SVM</text:p>
          </table:table-cell>
          <table:table-cell office:value-type="float" office:value="0.62" calcext:value-type="float">
            <text:p>0,6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Eretmo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Eretmo K-fold-10'.C20:'Eretmo K-fold-10'.E23 'Eretmo K-fold-10'.D20:'Eretmo K-fold-10'.D23 'Eretmo K-fold-10'.C20:'Eretmo K-fold-10'.C23 'Eretmo K-fold-10'.E20:'Eretmo K-fold-10'.E23 'Eretmo K-fold-10'.D24:'Eretmo K-fold-10'.D25 'Eretmo K-fold-10'.E24:'Eretmo K-fold-10'.E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style-name="ce3" table:formula="of:=(2*[.D20]*[.E20])/([.D20]+[.E20])" office:value-type="float" office:value="0.864277456647399" calcext:value-type="float">
            <text:p>0,86</text:p>
          </table:table-cell>
          <table:table-cell/>
          <table:table-cell office:value-type="string" calcext:value-type="string">
            <text:p>HiCo KNN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>
          <table:table-cell table:style-name="ce3" table:formula="of:=(2*[.D21]*[.E21])/([.D21]+[.E21])" office:value-type="float" office:value="0.693333333333333" calcext:value-type="float">
            <text:p>0,69</text:p>
          </table:table-cell>
          <table:table-cell/>
          <table:table-cell office:value-type="string" calcext:value-type="string">
            <text:p>MoCr KNN</text:p>
          </table:table-cell>
          <table:table-cell office:value-type="float" office:value="0.91" calcext:value-type="float">
            <text:p>0,91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style-name="ce3" table:formula="of:=(2*[.D22]*[.E22])/([.D22]+[.E22])" office:value-type="float" office:value="0.588872180451128" calcext:value-type="float">
            <text:p>0,59</text:p>
          </table:table-cell>
          <table:table-cell/>
          <table:table-cell office:value-type="string" calcext:value-type="string">
            <text:p>HiCo SVM</text:p>
          </table:table-cell>
          <table:table-cell office:value-type="float" office:value="0.89" calcext:value-type="float">
            <text:p>0,89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table:style-name="ce3" table:formula="of:=(2*[.D23]*[.E23])/([.D23]+[.E23])" office:value-type="float" office:value="0.528301886792453" calcext:value-type="float">
            <text:p>0,53</text:p>
          </table:table-cell>
          <table:table-cell/>
          <table:table-cell office:value-type="string" calcext:value-type="string">
            <text:p>MoCr SVM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Dermo K-fold-10" table:style-name="ta1">
        <table:shapes>
          <draw:frame draw:z-index="0" draw:style-name="gr1" draw:text-style-name="P1" svg:width="15.997cm" svg:height="9.005cm" svg:x="12.5cm" svg:y="3.665cm">
            <draw:object draw:notify-on-update-of-ranges="'Dermo K-fold-10'.C20:'Dermo K-fold-10'.E23 'Dermo K-fold-10'.D20:'Dermo K-fold-10'.D23 'Dermo K-fold-10'.C20:'Dermo K-fold-10'.C23 'Dermo K-fold-10'.E20:'Dermo K-fold-10'.E23 'Dermo K-fold-10'.D24:'Dermo K-fold-10'.D25 'Dermo K-fold-10'.E24:'Dermo K-fold-10'.E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style-name="ce3" table:formula="of:=(2*[.D20]*[.E20])/([.D20]+[.E20])" office:value-type="float" office:value="0.379736842105263" calcext:value-type="float">
            <text:p>0,38</text:p>
          </table:table-cell>
          <table:table-cell/>
          <table:table-cell office:value-type="string" calcext:value-type="string">
            <text:p>HiCo KNN</text:p>
          </table:table-cell>
          <table:table-cell office:value-type="float" office:value="0.37" calcext:value-type="float">
            <text:p>0,37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table:style-name="ce3" table:formula="of:=(2*[.D21]*[.E21])/([.D21]+[.E21])" office:value-type="float" office:value="0.974358974358974" calcext:value-type="float">
            <text:p>0,97</text:p>
          </table:table-cell>
          <table:table-cell/>
          <table:table-cell office:value-type="string" calcext:value-type="string">
            <text:p>MoCr KNN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table:formula="of:=(2*[.D22]*[.E22])/([.D22]+[.E22])" office:value-type="float" office:value="0.666268656716418" calcext:value-type="float">
            <text:p>0,67</text:p>
          </table:table-cell>
          <table:table-cell/>
          <table:table-cell office:value-type="string" calcext:value-type="string">
            <text:p>HiCo SVM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style-name="ce3" table:formula="of:=(2*[.D23]*[.E23])/([.D23]+[.E23])" office:value-type="float" office:value="0.947368421052632" calcext:value-type="float">
            <text:p>0,95</text:p>
          </table:table-cell>
          <table:table-cell/>
          <table:table-cell office:value-type="string" calcext:value-type="string">
            <text:p>MoCr SVM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table table:name="Chelonia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Chelonia K-fold-10'.C20:'Chelonia K-fold-10'.E23 'Chelonia K-fold-10'.D20:'Chelonia K-fold-10'.D23 'Chelonia K-fold-10'.C20:'Chelonia K-fold-10'.C23 'Chelonia K-fold-10'.E20:'Chelonia K-fold-10'.E23 'Chelonia K-fold-10'.D24:'Chelonia K-fold-10'.D25 'Chelonia K-fold-10'.E24:'Chelonia K-fold-10'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style-name="ce3" table:formula="of:=(2*[.D20]*[.E20])/([.D20]+[.E20])" office:value-type="float" office:value="0.688428571428571" calcext:value-type="float">
            <text:p>0,69</text:p>
          </table:table-cell>
          <table:table-cell/>
          <table:table-cell office:value-type="string" calcext:value-type="string">
            <text:p>HiCo KNN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style-name="ce3" table:formula="of:=(2*[.D21]*[.E21])/([.D21]+[.E21])" office:value-type="float" office:value="0.688428571428571" calcext:value-type="float">
            <text:p>0,69</text:p>
          </table:table-cell>
          <table:table-cell/>
          <table:table-cell office:value-type="string" calcext:value-type="string">
            <text:p>MoCr KNN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style-name="ce3" table:formula="of:=(2*[.D22]*[.E22])/([.D22]+[.E22])" office:value-type="float" office:value="0.5" calcext:value-type="float">
            <text:p>0,50</text:p>
          </table:table-cell>
          <table:table-cell/>
          <table:table-cell office:value-type="string" calcext:value-type="string">
            <text:p>HiCo SVM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table:style-name="ce3" table:formula="of:=(2*[.D23]*[.E23])/([.D23]+[.E23])" office:value-type="float" office:value="0.389873417721519" calcext:value-type="float">
            <text:p>0,39</text:p>
          </table:table-cell>
          <table:table-cell/>
          <table:table-cell office:value-type="string" calcext:value-type="string">
            <text:p>MoCr SVM</text:p>
          </table:table-cell>
          <table:table-cell office:value-type="float" office:value="0.35" calcext:value-type="float">
            <text:p>0,3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table table:name="Caretta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Caretta K-fold-10'.C20:'Caretta K-fold-10'.E23 'Caretta K-fold-10'.D20:'Caretta K-fold-10'.D23 'Caretta K-fold-10'.C20:'Caretta K-fold-10'.C23 'Caretta K-fold-10'.E20:'Caretta K-fold-10'.E23 'Caretta K-fold-10'.D24:'Caretta K-fold-10'.D25 'Caretta K-fold-10'.E24:'Caretta K-fold-10'.E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style-name="ce3" table:formula="of:=(2*[.D20]*[.E20])/([.D20]+[.E20])" office:value-type="float" office:value="0.683211678832117" calcext:value-type="float">
            <text:p>0,68</text:p>
          </table:table-cell>
          <table:table-cell/>
          <table:table-cell office:value-type="string" calcext:value-type="string">
            <text:p>HiCo KNN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style-name="ce3" table:formula="of:=(2*[.D21]*[.E21])/([.D21]+[.E21])" office:value-type="float" office:value="0.668776978417266" calcext:value-type="float">
            <text:p>0,67</text:p>
          </table:table-cell>
          <table:table-cell/>
          <table:table-cell office:value-type="string" calcext:value-type="string">
            <text:p>MoCr KNN</text:p>
          </table:table-cell>
          <table:table-cell office:value-type="float" office:value="0.56" calcext:value-type="float">
            <text:p>0,5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table:style-name="ce3" table:formula="of:=(2*[.D22]*[.E22])/([.D22]+[.E22])" office:value-type="float" office:value="0.455" calcext:value-type="float">
            <text:p>0,46</text:p>
          </table:table-cell>
          <table:table-cell/>
          <table:table-cell office:value-type="string" calcext:value-type="string">
            <text:p>HiCo SVM</text:p>
          </table:table-cell>
          <table:table-cell office:value-type="float" office:value="0.35" calcext:value-type="float">
            <text:p>0,3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table:style-name="ce3" table:formula="of:=(2*[.D23]*[.E23])/([.D23]+[.E23])" office:value-type="float" office:value="0.699428571428571" calcext:value-type="float">
            <text:p>0,70</text:p>
          </table:table-cell>
          <table:table-cell/>
          <table:table-cell office:value-type="string" calcext:value-type="string">
            <text:p>MoCr SVM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0:45:05.2281634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2:01:09.708652563</meta:creation-date>
    <dc:date>2016-01-20T00:42:20.073412780</dc:date>
    <meta:editing-duration>P1DT14M45S</meta:editing-duration>
    <meta:editing-cycles>29</meta:editing-cycles>
    <meta:generator>LibreOffice/4.2.8.2$Linux_X86_64 LibreOffice_project/420m0$Build-2</meta:generator>
    <meta:document-statistic meta:table-count="5" meta:cell-count="1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 chart:label-position="bottom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Chelonia - Precision X Recall</text:p>
        </chart:title>
        <chart:plot-area chart:style-name="ch3" table:cell-range-address="'Chelonia K-fold-10'.C20:'Chelonia K-fold-10'.E23 'Chelonia K-fold-10'.E24:'Chelonia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helonia K-fold-10'.C20:'Chelonia K-fold-10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helonia K-fold-10'.E20:'Chelonia K-fold-10'.E23" chart:label-cell-address="'Chelonia K-fold-10'.C20:'Chelonia K-fold-10'.C23" chart:class="chart:scatter">
            <chart:domain table:cell-range-address="'Chelonia K-fold-10'.D20:'Chelonia K-fold-10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Chelonia K-fold-10'.E24:'Chelonia K-fold-10'.E25" chart:class="chart:scatter">
            <chart:domain table:cell-range-address="'Chelonia K-fold-10'.D24:'Chelonia K-fold-10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helonia K-fold-10'.C20:'Chelonia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helonia K-fold-10'.C20:'Chelonia K-fold-10'.E23</svg:desc>
                </draw:g>
              </table:table-cell>
              <table:table-cell office:value-type="float" office:value="0.79">
                <text:p>0.79</text:p>
                <draw:g>
                  <svg:desc>'Chelonia K-fold-10'.D20:'Chelonia K-fold-10'.D23</svg:desc>
                </draw:g>
              </table:table-cell>
              <table:table-cell office:value-type="float" office:value="0.61">
                <text:p>0.61</text:p>
                <draw:g>
                  <svg:desc>'Chelonia K-fold-10'.E20:'Chelonia K-fold-10'.E23</svg:desc>
                </draw:g>
              </table:table-cell>
              <table:table-cell office:value-type="float" office:value="0">
                <text:p>0</text:p>
                <draw:g>
                  <svg:desc>'Chelonia K-fold-10'.D24:'Chelonia K-fold-10'.D25</svg:desc>
                </draw:g>
              </table:table-cell>
              <table:table-cell office:value-type="float" office:value="0">
                <text:p>0</text:p>
                <draw:g>
                  <svg:desc>'Chelonia K-fold-10'.E24:'Chelonia K-fold-10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5">
                <text:p>0.35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left" style:rotation-angle="1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>
      <style:chart-properties chart:solid-type="cuboid" chart:symbol-type="named-symbol" chart:symbol-name="square" chart:symbol-width="0.35cm" chart:symbol-height="0.35cm" chart:label-position="right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Caretta - Precision X Recall</text:p>
        </chart:title>
        <chart:plot-area chart:style-name="ch3" table:cell-range-address="'Caretta K-fold-10'.C20:'Caretta K-fold-10'.E23 'Caretta K-fold-10'.E24:'Caretta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aretta K-fold-10'.C20:'Caretta K-fold-10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aretta K-fold-10'.E20:'Caretta K-fold-10'.E23" chart:label-cell-address="'Caretta K-fold-10'.C20:'Caretta K-fold-10'.C23" chart:class="chart:scatter">
            <chart:domain table:cell-range-address="'Caretta K-fold-10'.D20:'Caretta K-fold-10'.D23"/>
            <chart:data-point chart:style-name="ch11"/>
            <chart:data-point/>
            <chart:data-point chart:style-name="ch12"/>
            <chart:data-point chart:style-name="ch13"/>
          </chart:series>
          <chart:series chart:attached-axis="primary-y" chart:style-name="ch14" chart:values-cell-range-address="'Caretta K-fold-10'.E24:'Caretta K-fold-10'.E25" chart:class="chart:scatter">
            <chart:domain table:cell-range-address="'Caretta K-fold-10'.D24:'Caretta K-fold-10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aretta K-fold-10'.C20:'Caretta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aretta K-fold-10'.C20:'Caretta K-fold-10'.E23</svg:desc>
                </draw:g>
              </table:table-cell>
              <table:table-cell office:value-type="float" office:value="0.65">
                <text:p>0.65</text:p>
                <draw:g>
                  <svg:desc>'Caretta K-fold-10'.D20:'Caretta K-fold-10'.D23</svg:desc>
                </draw:g>
              </table:table-cell>
              <table:table-cell office:value-type="float" office:value="0.72">
                <text:p>0.72</text:p>
                <draw:g>
                  <svg:desc>'Caretta K-fold-10'.E20:'Caretta K-fold-10'.E23</svg:desc>
                </draw:g>
              </table:table-cell>
              <table:table-cell office:value-type="float" office:value="0">
                <text:p>0</text:p>
                <draw:g>
                  <svg:desc>'Caretta K-fold-10'.D24:'Caretta K-fold-10'.D25</svg:desc>
                </draw:g>
              </table:table-cell>
              <table:table-cell office:value-type="float" office:value="0">
                <text:p>0</text:p>
                <draw:g>
                  <svg:desc>'Caretta K-fold-10'.E24:'Caretta K-fold-10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5">
                <text:p>0.35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botto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top"/>
    </style:style>
    <style:style style:name="ch12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3" style:family="chart">
      <style:chart-properties chart:solid-type="cuboid" chart:symbol-type="named-symbol" chart:symbol-name="square" chart:symbol-width="0.25cm" chart:symbol-height="0.25cm" chart:label-position="left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217cm" svg:y="0.316cm" chart:style-name="ch2">
          <text:p>Dermo - Precision X Recall</text:p>
        </chart:title>
        <chart:plot-area chart:style-name="ch3" table:cell-range-address="'Dermo K-fold-10'.C20:'Dermo K-fold-10'.E23 'Dermo K-fold-10'.E24:'Dermo K-fold-10'.E25" chart:data-source-has-labels="both" svg:x="0.999cm" svg:y="1.353cm" svg:width="14.347cm" svg:height="6.542cm">
          <chartooo:coordinate-region svg:x="1.726cm" svg:y="1.552cm" svg:width="13.526cm" svg:height="5.696cm"/>
          <chart:axis chart:dimension="x" chart:name="primary-x" chart:style-name="ch4" chartooo:axis-type="auto">
            <chart:title svg:x="7.44cm" svg:y="8.075cm" chart:style-name="ch5">
              <text:p>Precision</text:p>
            </chart:title>
            <chart:categories table:cell-range-address="'Dermo K-fold-10'.C20:'Dermo K-fold-10'.E23"/>
            <chart:grid chart:style-name="ch6" chart:class="major"/>
          </chart:axis>
          <chart:axis chart:dimension="y" chart:name="primary-y" chart:style-name="ch7">
            <chart:title svg:x="0.12cm" svg:y="5.144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Dermo K-fold-10'.E20:'Dermo K-fold-10'.E23" chart:label-cell-address="'Dermo K-fold-10'.C20:'Dermo K-fold-10'.C23" chart:class="chart:scatter">
            <chart:domain table:cell-range-address="'Dermo K-fold-10'.D20:'Dermo K-fold-10'.D23"/>
            <chart:data-point chart:style-name="ch11"/>
            <chart:data-point chart:style-name="ch12"/>
            <chart:data-point chart:style-name="ch11"/>
            <chart:data-point chart:style-name="ch13"/>
          </chart:series>
          <chart:series chart:attached-axis="primary-y" chart:style-name="ch14" chart:values-cell-range-address="'Dermo K-fold-10'.E24:'Dermo K-fold-10'.E25" chart:class="chart:scatter">
            <chart:domain table:cell-range-address="'Dermo K-fold-10'.D24:'Dermo K-fold-10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Dermo K-fold-10'.C20:'Derm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ermo K-fold-10'.C20:'Dermo K-fold-10'.E23</svg:desc>
                </draw:g>
              </table:table-cell>
              <table:table-cell office:value-type="float" office:value="0.37">
                <text:p>0.37</text:p>
                <draw:g>
                  <svg:desc>'Dermo K-fold-10'.D20:'Dermo K-fold-10'.D23</svg:desc>
                </draw:g>
              </table:table-cell>
              <table:table-cell office:value-type="float" office:value="0.39">
                <text:p>0.39</text:p>
                <draw:g>
                  <svg:desc>'Dermo K-fold-10'.E20:'Dermo K-fold-10'.E23</svg:desc>
                </draw:g>
              </table:table-cell>
              <table:table-cell office:value-type="float" office:value="0">
                <text:p>0</text:p>
                <draw:g>
                  <svg:desc>'Dermo K-fold-10'.D24:'Dermo K-fold-10'.D25</svg:desc>
                </draw:g>
              </table:table-cell>
              <table:table-cell office:value-type="float" office:value="0">
                <text:p>0</text:p>
                <draw:g>
                  <svg:desc>'Dermo K-fold-10'.E24:'Dermo K-fold-10'.E25</svg:desc>
                </draw:g>
              </table:table-cell>
            </table:table-row>
            <table:table-row>
              <table:table-cell office:value-type="string">
                <text:p>MoCr KNN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2">
                <text:p>0.62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Eretmo - Precision X Recall</text:p>
        </chart:title>
        <chart:plot-area chart:style-name="ch3" table:cell-range-address="'Eretmo K-fold-10'.C20:'Eretmo K-fold-10'.E23 'Eretmo K-fold-10'.E24:'Eretmo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Eretmo K-fold-10'.C20:'Eretmo K-fold-10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Eretmo K-fold-10'.E20:'Eretmo K-fold-10'.E23" chart:label-cell-address="'Eretmo K-fold-10'.C20:'Eretmo K-fold-10'.C23" chart:class="chart:scatter">
            <chart:domain table:cell-range-address="'Eretmo K-fold-10'.D20:'Eretmo K-fold-10'.D23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attached-axis="primary-y" chart:style-name="ch15" chart:values-cell-range-address="'Eretmo K-fold-10'.E24:'Eretmo K-fold-10'.E25" chart:class="chart:scatter">
            <chart:domain table:cell-range-address="'Eretmo K-fold-10'.D24:'Eretmo K-fold-10'.D25"/>
            <chart:regression-curve chart:style-name="ch16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Eretmo K-fold-10'.C20:'Eretm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retmo K-fold-10'.C20:'Eretmo K-fold-10'.E23</svg:desc>
                </draw:g>
              </table:table-cell>
              <table:table-cell office:value-type="float" office:value="0.84">
                <text:p>0.84</text:p>
                <draw:g>
                  <svg:desc>'Eretmo K-fold-10'.D20:'Eretmo K-fold-10'.D23</svg:desc>
                </draw:g>
              </table:table-cell>
              <table:table-cell office:value-type="float" office:value="0.89">
                <text:p>0.89</text:p>
                <draw:g>
                  <svg:desc>'Eretmo K-fold-10'.E20:'Eretmo K-fold-10'.E23</svg:desc>
                </draw:g>
              </table:table-cell>
              <table:table-cell office:value-type="float" office:value="0">
                <text:p>0</text:p>
                <draw:g>
                  <svg:desc>'Eretmo K-fold-10'.D24:'Eretmo K-fold-10'.D25</svg:desc>
                </draw:g>
              </table:table-cell>
              <table:table-cell office:value-type="float" office:value="0">
                <text:p>0</text:p>
                <draw:g>
                  <svg:desc>'Eretmo K-fold-10'.E24:'Eretmo K-fold-10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Lepido - Precision X Recall</text:p>
        </chart:title>
        <chart:plot-area chart:style-name="ch3" table:cell-range-address="'Lepido K-fold-10'.C20:'Lepido K-fold-10'.E23 'Lepido K-fold-10'.E24:'Lepido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Lepido K-fold-10'.C20:'Lepido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Lepido K-fold-10'.E20:'Lepido K-fold-10'.E23" chart:label-cell-address="'Lepido K-fold-10'.C20:'Lepido K-fold-10'.C23" chart:class="chart:scatter">
            <chart:domain table:cell-range-address="'Lepido K-fold-10'.D20:'Lepido K-fold-10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Lepido K-fold-10'.E24:'Lepido K-fold-10'.E25" chart:class="chart:scatter">
            <chart:domain table:cell-range-address="'Lepido K-fold-10'.D24:'Lepido K-fold-10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Lepido K-fold-10'.C20:'Lepid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Lepido K-fold-10'.C20:'Lepido K-fold-10'.C23</svg:desc>
                </draw:g>
              </table:table-cell>
              <table:table-cell office:value-type="float" office:value="0.39">
                <text:p>0.39</text:p>
                <draw:g>
                  <svg:desc>'Lepido K-fold-10'.D20:'Lepido K-fold-10'.D23</svg:desc>
                </draw:g>
              </table:table-cell>
              <table:table-cell office:value-type="float" office:value="0.39">
                <text:p>0.39</text:p>
                <draw:g>
                  <svg:desc>'Lepido K-fold-10'.E20:'Lepido K-fold-10'.E23</svg:desc>
                </draw:g>
              </table:table-cell>
              <table:table-cell office:value-type="float" office:value="0">
                <text:p>0</text:p>
                <draw:g>
                  <svg:desc>'Lepido K-fold-10'.D24:'Lepido K-fold-10'.D25</svg:desc>
                </draw:g>
              </table:table-cell>
              <table:table-cell office:value-type="float" office:value="0">
                <text:p>0</text:p>
                <draw:g>
                  <svg:desc>'Lepido K-fold-10'.E24:'Lepido K-fold-10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58">
                <text:p>0.58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36">
                <text:p>0.36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62">
                <text:p>0.62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